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8ef84" officeooo:paragraph-rsid="0008ef84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8ef84" officeooo:paragraph-rsid="0008ef84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8ef84" officeooo:paragraph-rsid="00091987" style:font-size-asian="12.25pt" style:font-size-complex="14pt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5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normal" officeooo:paragraph-rsid="00091987" fo:background-color="#1f1f1f"/>
    </style:style>
    <style:style style:name="P6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fo:background-color="#ffffff"/>
    </style:style>
    <style:style style:name="P7" style:family="paragraph" style:parent-style-name="Standard">
      <style:paragraph-properties fo:text-align="start" style:justify-single-word="false"/>
      <style:text-properties fo:color="#008000" loext:opacity="100%" style:font-name="Droid Sans Mono" fo:font-size="10.5pt" fo:font-weight="normal" officeooo:paragraph-rsid="00091987" fo:background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91987"/>
    </style:style>
    <style:style style:name="T4" style:family="text">
      <style:text-properties fo:color="#c586c0" loext:opacity="100%"/>
    </style:style>
    <style:style style:name="T5" style:family="text">
      <style:text-properties fo:color="#c586c0" loext:opacity="100%" officeooo:rsid="00091987"/>
    </style:style>
    <style:style style:name="T6" style:family="text">
      <style:text-properties fo:color="#9cdcfe" loext:opacity="100%"/>
    </style:style>
    <style:style style:name="T7" style:family="text">
      <style:text-properties fo:color="#d4d4d4" loext:opacity="100%"/>
    </style:style>
    <style:style style:name="T8" style:family="text">
      <style:text-properties fo:color="#ce9178" loext:opacity="100%"/>
    </style:style>
    <style:style style:name="T9" style:family="text">
      <style:text-properties fo:color="#dcdcaa" loext:opacity="100%"/>
    </style:style>
    <style:style style:name="T10" style:family="text">
      <style:text-properties fo:color="#d7ba7d" loext:opacity="100%"/>
    </style:style>
    <style:style style:name="T11" style:family="text">
      <style:text-properties fo:color="#8f08c4" loext:opacity="100%"/>
    </style:style>
    <style:style style:name="T12" style:family="text">
      <style:text-properties fo:color="#1f377f" loext:opacity="100%"/>
    </style:style>
    <style:style style:name="T13" style:family="text">
      <style:text-properties fo:color="#e21f1f" loext:opacity="100%"/>
    </style:style>
    <style:style style:name="T14" style:family="text">
      <style:text-properties fo:color="#a31515" loext:opacity="100%"/>
    </style:style>
    <style:style style:name="T15" style:family="text">
      <style:text-properties fo:color="#74531f" loext:opacity="100%"/>
    </style:style>
    <style:style style:name="T16" style:family="text">
      <style:text-properties fo:color="#b776fb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УДИТ БЕЗОПАСНОСТИ</text:p>
      <text:p text:style-name="P2"/>
      <text:p text:style-name="P3"><text:span text:style-name="T1">XSS</text:span> – на бэкенде валидуются введённые пользователем данные, любые html теги удаляются.<text:line-break/></text:p>
      <text:p text:style-name="P7">// Перенаправление на /admin/</text:p>
      <text:p text:style-name="P6"><text:span text:style-name="T11">if</text:span> (<text:span text:style-name="T12">params</text:span>.query === <text:span text:style-name="T13">'</text:span><text:span text:style-name="T14">admin</text:span><text:span text:style-name="T13">'</text:span>) {</text:p>
      <text:p text:style-name="P6"><text:span text:style-name="T12">console</text:span>.<text:span text:style-name="T15">log</text:span>(<text:span text:style-name="T13">'</text:span><text:span text:style-name="T14">Location: /web-backend/6/admin</text:span><text:span text:style-name="T16">\n</text:span><text:span text:style-name="T13">'</text:span>);</text:p>
      <text:p text:style-name="P6"><text:span text:style-name="T11">return</text:span>;</text:p>
      <text:p text:style-name="P6">}</text:p>
      <text:p text:style-name="P5"/>
      <text:p text:style-name="P3"><text:line-break/><text:line-break/><text:span text:style-name="T1">Information Disclosure </text:span>– при каких-либо ошибках пользователю не выводится код ошибки, в конфигурации Apache закрыт доступ ко всем папкам кроме тех, которые необходимы для отображения страницы.<text:line-break/><text:line-break/><text:span text:style-name="T1">SQL Injection</text:span> – на бэкенде используются подготовленные запросы в БД, а не конкатенация строк.<text:line-break/><text:line-break/><text:span text:style-name="T1">CSRF </text:span>– при загрузке страницы в HTML выдаётся JWT, который обновляется при каждом запросе и действует 5 минут.<text:line-break/><text:line-break/><text:span text:style-name="T1">Upload –</text:span><text:span text:style-name="T2"> на сайте отсутствует возможность загрузки файлов, поэтому этой уязвимости нет.<text:line-break/><text:line-break/></text:span><text:span text:style-name="T1">Include –</text:span><text:span text:style-name="T2"> на сайте есть роутинг, который перенаправляет пользователя, сравнивая параметры ссылки с возможными вариантами, а не перенаправляет напрямую на введённый файл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08:55:51.155949274</meta:creation-date>
    <meta:print-date>2025-04-28T09:12:44.764260153</meta:print-date>
    <meta:printed-by>PDF files</meta:printed-by>
    <dc:date>2025-04-28T11:17:15.647084589</dc:date>
    <meta:editing-duration>PT18M7S</meta:editing-duration>
    <meta:editing-cycles>2</meta:editing-cycles>
    <meta:generator>LibreOffice/24.2.4.2$Linux_X86_64 LibreOffice_project/420$Build-2</meta:generator>
    <meta:document-statistic meta:table-count="0" meta:image-count="0" meta:object-count="0" meta:page-count="1" meta:paragraph-count="8" meta:word-count="113" meta:character-count="881" meta:non-whitespace-character-count="763"/>
  </office:meta>
</office:document-meta>
</file>